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6.51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58.5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4.36pt"/>
    </style:style>
    <style:style style:name="co9" style:family="table-column">
      <style:table-column-properties fo:break-before="auto" style:column-width="75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0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4.29pt" fo:break-before="auto" style:use-optimal-row-height="false"/>
    </style:style>
    <style:style style:name="ta1" style:family="table" style:master-page-name="PageStyle_5f_ER_20_Business_20_Co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rotation-align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 style:rotation-align="none"/>
      <style:text-properties style:font-name="Arial" style:font-name-asian="WenQuanYi Micro Hei" style:font-name-complex="Lohit Devanagari"/>
    </style:style>
    <style:style style:name="ce9" style:family="table-cell" style:parent-style-name="Default">
      <style:table-cell-properties fo:border="0.06pt solid #000000" style:rotation-align="none"/>
      <style:text-properties style:font-name="Arial" style:font-name-asian="WenQuanYi Micro Hei" style:font-name-complex="Lohit Devanagari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font-name="Arial" style:font-name-asian="WenQuanYi Micro Hei" style:font-name-complex="Lohit Devanagari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font-name="Arial" style:font-name-asian="WenQuanYi Micro Hei" style:font-name-complex="Lohit Devanagari"/>
    </style:style>
    <style:style style:name="ce3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dash" draw:stroke-dash="Dashed_20__28_var_29_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3" style:family="graphic">
      <style:graphic-properties draw:stroke="solid" draw:stroke-dash="Dashed_20__28_var_29_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ER Business Core" table:style-name="ta1">
        <office:forms form:automatic-focus="false" form:apply-design-mode="false"/>
        <table:shapes>
          <draw:polyline draw:z-index="0" draw:style-name="gr1" draw:text-style-name="P1" svg:width="105.02pt" svg:height="51.87pt" svg:x="523.81pt" svg:y="86.77pt" svg:viewBox="0 0 3706 1831" draw:points="0,0 821,0 821,1831 3706,1831">
            <text:p/>
          </draw:polyline>
          <draw:polyline draw:z-index="1" draw:style-name="gr1" draw:text-style-name="P1" svg:width="104.88pt" svg:height="38.3pt" draw:transform="rotate (-3.14159265358979) translate (885.937051019308pt 125.091933718654pt)" svg:viewBox="0 0 3701 1352" draw:points="0,1352 1826,1352 1826,0 3701,0">
            <text:p/>
          </draw:polyline>
          <draw:polyline draw:z-index="2" draw:style-name="gr1" draw:text-style-name="P1" svg:width="103.38pt" svg:height="100.97pt" draw:transform="rotate (-3.14159265358979) translate (1131.95034687696pt 355.577952755906pt)" svg:viewBox="0 0 3648 3563" draw:points="0,3563 2616,3563 2616,0 3648,0">
            <text:p/>
          </draw:polyline>
          <draw:polyline draw:z-index="3" draw:style-name="gr1" draw:text-style-name="P1" svg:width="101.08pt" svg:height="320.37pt" draw:transform="rotate (-3.14159265358979) translate (1133.5073285032pt 407.877165354331pt)" svg:viewBox="0 0 3567 11303" draw:points="0,11303 791,11303 747,0 3567,0">
            <text:p/>
          </draw:polyline>
          <draw:polyline draw:z-index="4" draw:style-name="gr2" draw:text-style-name="P1" svg:width="67.35pt" svg:height="44.39pt" draw:transform="skewX (-0.152890842474703) rotate (-2.29580609807334) translate (666.650885051538pt 111.100448263081pt)" svg:viewBox="0 0 2377 1567" draw:points="0,1567 1085,1567 2377,560 1968,0">
            <text:p/>
          </draw:polyline>
          <draw:polyline draw:z-index="5" draw:style-name="gr1" draw:text-style-name="P1" svg:width="104.37pt" svg:height="39.8pt" draw:transform="rotate (-3.14159265358979) translate (629.886614173228pt 395.404724409449pt)" svg:viewBox="0 0 3683 1405" draw:points="0,1405 2811,1405 2811,0 3683,0">
            <text:p/>
          </draw:polyline>
          <draw:polyline draw:z-index="6" draw:style-name="gr1" draw:text-style-name="P1" svg:width="24.66pt" svg:height="180.6pt" draw:transform="rotate (-3.14159265358979) translate (631.303937007874pt 408.188976377953pt)" svg:viewBox="0 0 871 6372" draw:points="0,6372 871,6372 871,0 0,0">
            <text:p/>
          </draw:polyline>
          <draw:polyline draw:z-index="7" draw:style-name="gr1" draw:text-style-name="P1" svg:width="23.95pt" svg:height="180.6pt" draw:transform="rotate (-3.14159265358979) translate (380.182677165354pt 408.188976377953pt)" svg:viewBox="0 0 846 6372" draw:points="50,6372 846,6372 846,0 0,0">
            <text:p/>
          </draw:polyline>
          <draw:polyline draw:z-index="8" draw:style-name="gr1" draw:text-style-name="P1" svg:width="54.28pt" svg:height="191.96pt" draw:transform="rotate (-3.14159265358979) translate (631.303937007874pt 278.75905511811pt)" svg:viewBox="0 0 1916 6773" draw:points="86,6773 1916,6773 1916,0 0,0">
            <text:p/>
          </draw:polyline>
          <draw:polyline draw:z-index="9" draw:style-name="gr1" draw:text-style-name="P1" svg:width="354.22pt" svg:height="178.47pt" svg:x="277.06pt" svg:y="86.77pt" svg:viewBox="0 0 12497 6297" draw:points="0,0 577,0 577,2232 9511,2232 9511,6297 12497,6297">
            <text:p/>
          </draw:polyline>
          <draw:polyline draw:z-index="10" draw:style-name="gr1" draw:text-style-name="P1" svg:width="105.08pt" svg:height="26.99pt" svg:x="783.67pt" svg:y="355.58pt" svg:viewBox="0 0 3708 953" draw:points="0,0 1866,0 1866,953 3708,953">
            <text:p/>
          </draw:polyline>
          <draw:polyline draw:z-index="11" draw:style-name="gr1" draw:text-style-name="P1" svg:width="86.09pt" svg:height="71.4pt" draw:transform="skewX (0.0282743338823081) rotate (-1.03306038425544) translate (846.051437678739pt 320.726277165365pt)" svg:viewBox="0 0 3038 2520" draw:points="0,2520 1607,2520 3038,0">
            <text:p/>
          </draw:polyline>
          <draw:polyline draw:z-index="12" draw:style-name="gr3" draw:text-style-name="P1" svg:width="288.6pt" svg:height="202.14pt" draw:transform="rotate (-2.6483626069762) translate (890.163779527559pt 445.181102362205pt)" svg:viewBox="0 0 10182 7132" draw:points="6591,7132 8709,7132 10182,4392 2117,56 1666,895 0,0">
            <text:p/>
          </draw:polyline>
          <draw:polyline draw:z-index="13" draw:style-name="gr1" draw:text-style-name="P1" svg:width="332.19pt" svg:height="90.91pt" draw:transform="skewX (4.95413862217046E-017) rotate (-2.04674761381375) translate (966.772239296257pt 128.435468332569pt)" svg:viewBox="0 0 11720 3208" draw:points="0,3208 1521,3208 7745,0 8520,1504 11173,136 11720,1198">
            <text:p/>
          </draw:polyline>
          <draw:polyline draw:z-index="14" draw:style-name="gr1" draw:text-style-name="P1" svg:width="102.93pt" svg:height="142.19pt" draw:transform="rotate (-3.14159265358979) translate (380.012598425197pt 228.982677165354pt)" svg:viewBox="0 0 3632 5017" draw:points="0,5017 896,5017 1866,3763 1866,0 3632,0">
            <text:p/>
          </draw:polyline>
          <draw:polyline draw:z-index="15" draw:style-name="gr1" draw:text-style-name="P1" svg:width="124.87pt" svg:height="118.89pt" draw:transform="skewX (-1.00775199775307E-016) rotate (-0.696735437396137) translate (277.060070948424pt 86.7663488250251pt)" svg:viewBox="0 0 4406 4195" draw:points="0,0 1524,0 4406,3444 3510,4195">
            <text:p/>
          </draw:poly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number-columns-repeated="1003" table:default-cell-style-name="ce1"/>
        <table:table-row table:style-name="ro1">
          <table:table-cell table:number-columns-repeated="2"/>
          <table:table-cell table:style-name="Default" table:number-columns-repeated="18"/>
          <table:table-cell table:number-columns-repeated="5"/>
          <table:table-cell table:style-name="ce32" table:number-columns-repeated="2"/>
          <table:table-cell/>
          <table:table-cell table:style-name="ce32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3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4">
          <table:table-cell table:number-columns-repeated="2"/>
          <table:table-cell table:style-name="ce2" office:value-type="string" calcext:value-type="string" table:number-columns-spanned="2" table:number-rows-spanned="1">
            <text:p>M_Role</text:p>
          </table:table-cell>
          <table:covered-table-cell table:style-name="ce10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M_BusinessScale</text:p>
          </table:table-cell>
          <table:covered-table-cell table:style-name="ce10"/>
          <table:table-cell table:style-name="Default" table:number-columns-repeated="2"/>
          <table:table-cell table:style-name="ce25" office:value-type="string" calcext:value-type="string" table:number-columns-spanned="2" table:number-rows-spanned="1">
            <text:p/>
            <text:p>T_Company</text:p>
          </table:table-cell>
          <table:covered-table-cell table:style-name="ce26"/>
          <table:table-cell table:style-name="ce23"/>
          <table:table-cell table:style-name="Default"/>
          <table:table-cell table:style-name="ce2" office:value-type="string" calcext:value-type="string" table:number-columns-spanned="2" table:number-rows-spanned="1">
            <text:p>T_Profile</text:p>
          </table:table-cell>
          <table:covered-table-cell table:style-name="ce10"/>
          <table:table-cell table:style-name="ce23"/>
          <table:table-cell table:style-name="Default"/>
          <table:table-cell table:style-name="ce2" office:value-type="string" calcext:value-type="string" table:number-columns-spanned="2" table:number-rows-spanned="1">
            <text:p>M_OrderStatus</text:p>
          </table:table-cell>
          <table:covered-table-cell table:style-name="ce10"/>
          <table:table-cell table:number-columns-repeated="1004"/>
        </table:table-row>
        <table:table-row table:style-name="ro4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/>
          <table:table-cell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rchar(50)</text:p>
          </table:table-cell>
          <table:table-cell table:style-name="Default"/>
          <table:table-cell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29" office:value-type="string" calcext:value-type="string">
            <text:p>countryId</text:p>
          </table:table-cell>
          <table:table-cell table:style-name="ce4" office:value-type="string" calcext:value-type="string">
            <text:p>INT</text:p>
          </table:table-cell>
          <table:table-cell table:style-name="ce20"/>
          <table:table-cell table:style-name="Default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rchar(50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Varchar(50)</text:p>
          </table:table-cell>
          <table:table-cell table:style-name="Default"/>
          <table:table-cell/>
          <table:table-cell table:style-name="ce4" office:value-type="string" calcext:value-type="string">
            <text:p>businessScale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4" office:value-type="string" calcext:value-type="string">
            <text:p>profileCode</text:p>
          </table:table-cell>
          <table:table-cell table:style-name="ce4" office:value-type="string" calcext:value-type="string">
            <text:p>Varchar(32)</text:p>
          </table:table-cell>
          <table:table-cell table:style-name="ce20" office:value-type="float" office:value="1" calcext:value-type="float">
            <text:p>1</text:p>
          </table:table-cell>
          <table:table-cell table:style-name="Default"/>
          <table:table-cell table:style-name="ce29" office:value-type="string" calcext:value-type="string">
            <text:p>province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2"/>
          <table:table-cell table:style-name="ce4" office:value-type="string" calcext:value-type="string">
            <text:p>orderStatus</text:p>
          </table:table-cell>
          <table:table-cell table:style-name="ce4" office:value-type="string" calcext:value-type="string">
            <text:p>Varchar(50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3"/>
          <table:table-cell/>
          <table:table-cell table:style-name="Default" table:number-columns-repeated="3"/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businessScaleId</text:p>
          </table:table-cell>
          <table:table-cell table:style-name="ce4" office:value-type="string" calcext:value-type="string">
            <text:p>INT</text:p>
          </table:table-cell>
          <table:table-cell table:style-name="ce27"/>
          <table:table-cell table:style-name="Default"/>
          <table:table-cell table:style-name="ce29" office:value-type="string" calcext:value-type="string">
            <text:p>countyTown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style-name="ce23" office:value-type="string" calcext:value-type="string">
            <text:p>n</text:p>
          </table:table-cell>
          <table:table-cell table:style-name="Default" office:value-type="string" calcext:value-type="string">
            <text:p>branchCompany</text:p>
          </table:table-cell>
          <table:table-cell table:style-name="ce4" office:value-type="string" calcext:value-type="string">
            <text:p>Varchar(32)</text:p>
          </table:table-cell>
          <table:table-cell table:style-name="Default" table:number-columns-repeated="2"/>
          <table:table-cell table:style-name="ce29" office:value-type="string" calcext:value-type="string">
            <text:p>district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/>
          <table:table-cell table:style-name="Default" table:number-columns-repeated="2"/>
          <table:table-cell table:style-name="ce24"/>
          <table:table-cell table:style-name="Default" table:number-columns-repeated="4"/>
          <table:table-cell table:style-name="ce29" office:value-type="string" calcext:value-type="string">
            <text:p>vilage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/>
          <table:table-cell table:style-name="Default" table:number-columns-repeated="5"/>
          <table:table-cell table:style-name="ce16"/>
          <table:table-cell table:style-name="Default"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Varchar(50)</text:p>
          </table:table-cell>
          <table:table-cell table:style-name="ce27"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/>
          <table:table-cell table:style-name="Default" table:number-columns-repeated="7"/>
          <table:table-cell table:style-name="ce4" office:value-type="string" calcext:value-type="string">
            <text:p>postalcode</text:p>
          </table:table-cell>
          <table:table-cell table:style-name="ce4" office:value-type="string" calcext:value-type="string">
            <text:p>Varchar(30)</text:p>
          </table:table-cell>
          <table:table-cell table:style-name="ce27"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Default"/>
          <table:table-cell table:style-name="ce6"/>
          <table:table-cell table:style-name="Default" table:number-columns-repeated="2"/>
          <table:table-cell/>
          <table:table-cell table:style-name="Default" table:number-columns-repeated="6"/>
          <table:table-cell table:style-name="ce23"/>
          <table:table-cell table:style-name="Default"/>
          <table:table-cell table:style-name="ce4" office:value-type="string" calcext:value-type="string">
            <text:p>phoneNumber</text:p>
          </table:table-cell>
          <table:table-cell table:style-name="ce4" office:value-type="string" calcext:value-type="string">
            <text:p>Varchar(30)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2" table:number-rows-spanned="1">
            <text:p>T_RoleToBusinessScale</text:p>
          </table:table-cell>
          <table:covered-table-cell table:style-name="ce11"/>
          <table:table-cell table:style-name="Default"/>
          <table:table-cell/>
          <table:table-cell table:style-name="ce2" office:value-type="string" calcext:value-type="string" table:number-columns-spanned="2" table:number-rows-spanned="1">
            <text:p>M_BusinessField</text:p>
          </table:table-cell>
          <table:covered-table-cell table:style-name="ce10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T_JobRole</text:p>
          </table:table-cell>
          <table:covered-table-cell table:style-name="ce10"/>
          <table:table-cell table:style-name="ce23"/>
          <table:table-cell table:style-name="Default"/>
          <table:table-cell table:style-name="ce4" office:value-type="string" calcext:value-type="string">
            <text:p>emaliAddress</text:p>
          </table:table-cell>
          <table:table-cell table:style-name="ce4" office:value-type="string" calcext:value-type="string">
            <text:p>Varchar(30)</text:p>
          </table:table-cell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T_Feedback</text:p>
          </table:table-cell>
          <table:covered-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8" office:value-type="string" calcext:value-type="string">
            <text:p>businessScaleId</text:p>
          </table:table-cell>
          <table:table-cell table:style-name="ce11" office:value-type="string" calcext:value-type="string">
            <text:p>INT</text:p>
          </table:table-cell>
          <table:table-cell table:style-name="ce14"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ce20"/>
          <table:table-cell table:style-name="Default"/>
          <table:table-cell table:style-name="ce29" office:value-type="string" calcext:value-type="string">
            <text:p>gender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2"/>
          <table:table-cell table:style-name="ce18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 calcext:value-type="string">
            <text:p>roleId</text:p>
          </table:table-cell>
          <table:table-cell table:style-name="ce11" office:value-type="string" calcext:value-type="string">
            <text:p>INT</text:p>
          </table:table-cell>
          <table:table-cell table:style-name="ce15" office:value-type="string" calcext:value-type="string">
            <text:p>n</text:p>
          </table:table-cell>
          <table:table-cell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ce12"/>
          <table:table-cell table:style-name="Default"/>
          <table:table-cell table:style-name="ce29" office:value-type="string" calcext:value-type="string">
            <text:p>religion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rchar(50)</text:p>
          </table:table-cell>
          <table:table-cell table:style-name="Default"/>
          <table:table-cell table:style-name="ce23"/>
          <table:table-cell table:style-name="ce4" office:value-type="string" calcext:value-type="string">
            <text:p>jobRole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4" office:value-type="string" calcext:value-type="string">
            <text:p>dateOfBirt</text:p>
          </table:table-cell>
          <table:table-cell table:style-name="ce4" office:value-type="string" calcext:value-type="string">
            <text:p>Date</text:p>
          </table:table-cell>
          <table:table-cell table:style-name="Default"/>
          <table:table-cell table:style-name="ce23" office:value-type="string" calcext:value-type="string">
            <text:p>n</text:p>
          </table:table-cell>
          <table:table-cell table:style-name="ce4" office:value-type="string" calcext:value-type="string">
            <text:p>services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businessFields</text:p>
          </table:table-cell>
          <table:table-cell table:style-name="ce4" office:value-type="string" calcext:value-type="string">
            <text:p>Varchar(50)</text:p>
          </table:table-cell>
          <table:table-cell table:style-name="Default"/>
          <table:table-cell table:style-name="ce24" office:value-type="string" calcext:value-type="string">
            <text:p>n</text:p>
          </table:table-cell>
          <table:table-cell table:style-name="ce4" office:value-type="string" calcext:value-type="string">
            <text:p>roleId</text:p>
          </table:table-cell>
          <table:table-cell table:style-name="ce4" office:value-type="string" calcext:value-type="string">
            <text:p>INT</text:p>
          </table:table-cell>
          <table:table-cell table:style-name="ce12"/>
          <table:table-cell table:style-name="Default"/>
          <table:table-cell table:style-name="ce4" office:value-type="string" calcext:value-type="string">
            <text:p>placeOfBirth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Float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23" office:value-type="string" calcext:value-type="string">
            <text:p>n</text:p>
          </table:table-cell>
          <table:table-cell table:style-name="ce4" office:value-type="string" calcext:value-type="string">
            <text:p>companyCode</text:p>
          </table:table-cell>
          <table:table-cell table:style-name="ce4" office:value-type="string" calcext:value-type="string">
            <text:p>Varchar(32)</text:p>
          </table:table-cell>
          <table:table-cell table:style-name="Default" table:number-columns-repeated="2"/>
          <table:table-cell table:style-name="ce4" office:value-type="string" calcext:value-type="string">
            <text:p>dateJoined</text:p>
          </table:table-cell>
          <table:table-cell table:style-name="ce4" office:value-type="string" calcext:value-type="string">
            <text:p>Date</text:p>
          </table:table-cell>
          <table:table-cell table:style-name="Default" table:number-columns-repeated="2"/>
          <table:table-cell table:style-name="ce4" office:value-type="string" calcext:value-type="string">
            <text:p>suggestion</text:p>
          </table:table-cell>
          <table:table-cell table:style-name="ce4" office:value-type="string" calcext:value-type="string">
            <text:p>Varchar(225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style-name="ce30" office:value-type="string" calcext:value-type="string">
            <text:p>accountNumber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ce4" office:value-type="string" calcext:value-type="string">
            <text:p>critics</text:p>
          </table:table-cell>
          <table:table-cell table:style-name="ce4" office:value-type="string" calcext:value-type="string">
            <text:p>Varchar(225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14"/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6"/>
          <table:table-cell table:style-name="ce27"/>
          <table:table-cell table:style-name="Default" table:number-columns-repeated="7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6"/>
          <table:table-cell table:style-name="ce16"/>
          <table:table-cell table:style-name="Default" table:number-columns-repeated="3"/>
          <table:table-cell table:style-name="ce20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1">
            <text:p>T_Product</text:p>
          </table:table-cell>
          <table:covered-table-cell table:style-name="ce10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T_User</text:p>
          </table:table-cell>
          <table:covered-table-cell table:style-name="ce10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T_Services</text:p>
          </table:table-cell>
          <table:covered-table-cell table:style-name="ce10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18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ce20" office:value-type="float" office:value="1" calcext:value-type="float">
            <text:p>1</text:p>
          </table:table-cell>
          <table:table-cell table:style-name="Default"/>
          <table:table-cell table:style-name="ce18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ce20"/>
          <table:table-cell table:number-columns-repeated="2"/>
          <table:table-cell office:value-type="string" calcext:value-type="string">
            <text:p>`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Varchar(100)</text:p>
          </table:table-cell>
          <table:table-cell table:style-name="Default" table:number-columns-repeated="2"/>
          <table:table-cell table:style-name="ce4" table:number-columns-repeated="2"/>
          <table:table-cell table:style-name="ce23"/>
          <table:table-cell table:style-name="ce23" office:value-type="string" calcext:value-type="string">
            <text:p>n</text:p>
          </table:table-cell>
          <table:table-cell table:style-name="ce4" office:value-type="string" calcext:value-type="string">
            <text:p>employee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6"/>
          <table:table-cell table:style-name="ce4" office:value-type="string" calcext:value-type="string">
            <text:p>userCode</text:p>
          </table:table-cell>
          <table:table-cell table:style-name="ce4" office:value-type="string" calcext:value-type="string">
            <text:p>Varchar(32)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>
            <text:p>profileCode</text:p>
          </table:table-cell>
          <table:table-cell table:style-name="ce4" office:value-type="string" calcext:value-type="string">
            <text:p>Varchar(32)</text:p>
          </table:table-cell>
          <table:table-cell table:style-name="ce20"/>
          <table:table-cell table:style-name="ce23" office:value-type="string" calcext:value-type="string">
            <text:p>n</text:p>
          </table:table-cell>
          <table:table-cell table:style-name="ce4" office:value-type="string" calcext:value-type="string">
            <text:p>customer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5"/>
          <table:table-cell table:style-name="ce17" office:value-type="string" calcext:value-type="string">
            <text:p>n</text:p>
          </table:table-cell>
          <table:table-cell table:style-name="ce19" office:value-type="string" calcext:value-type="string">
            <text:p>businessFieldsId</text:p>
          </table:table-cell>
          <table:table-cell table:style-name="ce4" office:value-type="string" calcext:value-type="string">
            <text:p>INT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19" office:value-type="string" calcext:value-type="string">
            <text:p>jobRoleCode</text:p>
          </table:table-cell>
          <table:table-cell table:style-name="ce4" office:value-type="string" calcext:value-type="string">
            <text:p>Varchar(32)</text:p>
          </table:table-cell>
          <table:table-cell table:style-name="ce28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>
            <text:p>orderStatusId</text:p>
          </table:table-cell>
          <table:table-cell table:style-name="ce4" office:value-type="string" calcext:value-type="string">
            <text:p>INT</text:p>
          </table:table-cell>
          <table:table-cell table:style-name="ce16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Double</text:p>
          </table:table-cell>
          <table:table-cell table:number-columns-repeated="2"/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Varchar(50)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6"/>
          <table:table-cell table:style-name="ce4" office:value-type="string" calcext:value-type="string">
            <text:p>discount</text:p>
          </table:table-cell>
          <table:table-cell table:style-name="ce4" office:value-type="string" calcext:value-type="string">
            <text:p>Double</text:p>
          </table:table-cell>
          <table:table-cell table:number-columns-repeated="2"/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Varchar(50)</text:p>
          </table:table-cell>
          <table:table-cell/>
          <table:table-cell table:style-name="Default"/>
          <table:table-cell table:style-name="ce31" office:value-type="string" calcext:value-type="string" table:number-columns-spanned="2" table:number-rows-spanned="1">
            <text:p>T_CoordinateUser</text:p>
          </table:table-cell>
          <table:covered-table-cell table:style-name="ce31"/>
          <table:table-cell table:number-columns-repeated="1008"/>
        </table:table-row>
        <table:table-row table:style-name="ro1">
          <table:table-cell table:number-columns-repeated="6"/>
          <table:table-cell table:style-name="ce4" office:value-type="string" calcext:value-type="string">
            <text:p>discountExp</text:p>
          </table:table-cell>
          <table:table-cell table:style-name="ce4" office:value-type="string" calcext:value-type="string">
            <text:p>Date Time</text:p>
          </table:table-cell>
          <table:table-cell table:number-columns-repeated="2"/>
          <table:table-cell table:style-name="ce4" table:number-columns-repeated="2"/>
          <table:table-cell/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user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4" office:value-type="string" calcext:value-type="string">
            <text:p>promo</text:p>
          </table:table-cell>
          <table:table-cell table:style-name="ce4" office:value-type="string" calcext:value-type="string">
            <text:p>Double</text:p>
          </table:table-cell>
          <table:table-cell table:number-columns-repeated="6"/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Double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4" office:value-type="string" calcext:value-type="string">
            <text:p>promoExp</text:p>
          </table:table-cell>
          <table:table-cell table:style-name="ce4" office:value-type="string" calcext:value-type="string">
            <text:p>Date Tim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Double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Doubl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radius</text:p>
          </table:table-cell>
          <table:table-cell table:style-name="ce4" office:value-type="string" calcext:value-type="string">
            <text:p>Blob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Float</text:p>
          </table:table-cell>
          <table:table-cell table:number-columns-repeated="1008"/>
        </table:table-row>
        <table:table-row table:style-name="ro1" table:number-rows-repeated="7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22"/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5.75pt" draw:distance="5.75pt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153%" draw:distance="102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20:53:25.316844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R_20_Business_20_Core" style:display-name="PageStyle_ER Business Co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8:21:13</meta:creation-date>
    <dc:language>en-US</dc:language>
    <dc:date>2018-03-23T22:55:36.446486000</dc:date>
    <meta:editing-cycles>25</meta:editing-cycles>
    <meta:editing-duration>P1DT1H10M48S</meta:editing-duration>
    <meta:generator>LibreOffice/5.1.6.2$Linux_X86_64 LibreOffice_project/10m0$Build-2</meta:generator>
    <meta:document-statistic meta:table-count="1" meta:cell-count="199" meta:object-count="16"/>
  </office:meta>
</office:document-meta>
</file>